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b2189"/>
    </style:style>
    <style:style style:name="P2" style:family="paragraph" style:parent-style-name="Standard">
      <style:paragraph-properties fo:margin-top="0cm" fo:margin-bottom="0.499cm" loext:contextual-spacing="false"/>
      <style:text-properties fo:font-size="18pt" fo:font-weight="bold" officeooo:rsid="001c0380" officeooo:paragraph-rsid="001c0380" style:font-size-asian="18pt" style:font-weight-asian="bold" style:font-size-complex="18pt" style:font-weight-complex="bold"/>
    </style:style>
    <style:style style:name="P3" style:family="paragraph" style:parent-style-name="Text_20_body" style:list-style-name="L1"/>
    <style:style style:name="P4" style:family="paragraph" style:parent-style-name="Text_20_body">
      <style:text-properties fo:font-weight="bold" style:font-weight-asian="bold" style:font-weight-complex="bold"/>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paragraph-properties fo:margin-top="0cm" fo:margin-bottom="0.499cm" loext:contextual-spacing="false"/>
      <style:text-properties officeooo:paragraph-rsid="002132f4"/>
    </style:style>
    <style:style style:name="P7" style:family="paragraph" style:parent-style-name="Heading_20_1">
      <style:text-properties fo:color="#800000" fo:font-size="20pt" style:text-underline-style="solid" style:text-underline-width="auto" style:text-underline-color="font-color" style:font-size-asian="20pt" style:font-size-complex="20pt"/>
    </style:style>
    <style:style style:name="P8" style:family="paragraph" style:parent-style-name="Heading_20_1">
      <style:text-properties officeooo:paragraph-rsid="001c4368"/>
    </style:style>
    <style:style style:name="P9" style:family="paragraph" style:parent-style-name="Heading_20_2">
      <style:text-properties officeooo:paragraph-rsid="001c4368"/>
    </style:style>
    <style:style style:name="P10" style:family="paragraph" style:parent-style-name="Heading_20_2">
      <style:text-properties fo:font-weight="bold" style:font-weight-asian="bold" style:font-weight-complex="bold"/>
    </style:style>
    <style:style style:name="P11" style:family="paragraph" style:parent-style-name="Heading_20_3">
      <style:paragraph-properties fo:margin-top="0cm" fo:margin-bottom="0.499cm" loext:contextual-spacing="false"/>
      <style:text-properties officeooo:paragraph-rsid="002132f4"/>
    </style:style>
    <style:style style:name="P12" style:family="paragraph" style:parent-style-name="List_20_Contents">
      <style:paragraph-properties fo:margin-top="0cm" fo:margin-bottom="0.499cm" loext:contextual-spacing="false"/>
    </style:style>
    <style:style style:name="P13" style:family="paragraph" style:parent-style-name="List_20_Contents">
      <style:paragraph-properties fo:margin-left="2cm" fo:margin-right="0cm" fo:text-indent="0cm" style:auto-text-indent="false"/>
    </style:style>
    <style:style style:name="P14" style:family="paragraph" style:parent-style-name="List_20_Heading">
      <style:paragraph-properties fo:margin-top="0cm" fo:margin-bottom="0.499cm" loext:contextual-spacing="false"/>
    </style:style>
    <style:style style:name="P15" style:family="paragraph" style:parent-style-name="List_20_Heading">
      <style:paragraph-properties fo:margin-left="1cm" fo:margin-right="0cm" fo:text-indent="0cm" style:auto-text-indent="false"/>
    </style:style>
    <style:style style:name="P16" style:family="paragraph" style:parent-style-name="Preformatted_20_Text">
      <style:paragraph-properties fo:margin-top="0cm" fo:margin-bottom="0.499cm" loext:contextual-spacing="false"/>
    </style:style>
    <style:style style:name="P17" style:family="paragraph" style:parent-style-name="Preformatted_20_Text">
      <style:paragraph-properties fo:margin-top="0cm" fo:margin-bottom="0.499cm" loext:contextual-spacing="false"/>
      <style:text-properties officeooo:paragraph-rsid="001fdd00"/>
    </style:style>
    <style:style style:name="P18" style:family="paragraph" style:parent-style-name="Preformatted_20_Text">
      <style:paragraph-properties fo:margin-top="0cm" fo:margin-bottom="0.499cm" loext:contextual-spacing="false"/>
      <style:text-properties officeooo:paragraph-rsid="002132f4"/>
    </style:style>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fo:color="#800000" fo:font-size="20pt" fo:font-weight="bold" style:font-size-asian="20pt" style:font-weight-asian="bold" style:font-size-complex="20pt" style:font-weight-complex="bold"/>
    </style:style>
    <style:style style:name="T4" style:family="text">
      <style:text-properties fo:color="#800000" fo:font-size="20pt" style:font-size-asian="20pt" style:font-size-complex="20pt"/>
    </style:style>
    <style:style style:name="T5" style:family="text">
      <style:text-properties fo:color="#800000" fo:font-size="15pt" style:font-size-asian="15pt" style:font-size-complex="15pt"/>
    </style:style>
    <style:style style:name="T6" style:family="text">
      <style:text-properties fo:font-size="20pt" style:font-size-asian="20pt" style:font-size-complex="20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5pt" style:font-size-asian="15pt" style:font-size-complex="15pt"/>
    </style:style>
    <style:style style:name="T9" style:family="text">
      <style:text-properties fo:color="#000000"/>
    </style:style>
    <style:style style:name="T10" style:family="text">
      <style:text-properties fo:color="#000000" fo:font-size="15pt" style:font-size-asian="15pt" style:font-size-complex="15pt"/>
    </style:style>
    <style:style style:name="T11" style:family="text">
      <style:text-properties fo:color="#000000" fo:font-size="15pt" fo:font-weight="bold" style:font-size-asian="15pt" style:font-weight-asian="bold" style:font-size-complex="15pt" style:font-weight-complex="bold"/>
    </style:style>
    <style:style style:name="T12" style:family="text">
      <style:text-properties fo:color="#ff0000"/>
    </style:style>
    <style:style style:name="T13" style:family="text">
      <style:text-properties fo:color="#ff0000" fo:font-size="20pt" style:font-size-asian="20pt" style:font-size-complex="2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 text:name="main_title"/>Actions</text:h>
      <text:p text:style-name="P1"/>
      <text:p text:style-name="Standard"/>
      <text:p text:style-name="Standard">Actions define the behavior of the system in response to user actions .</text:p>
      <text:p text:style-name="Standard">Actions can be stored in the database or returned directly as dictionaries in e.g. button methods</text:p>
      <text:p text:style-name="Standard"/>
      <text:p text:style-name="Standard">All actions share two mandatory attributes:</text:p>
      <text:p text:style-name="Standard"/>
      <text:p text:style-name="List_20_Heading"><text:span text:style-name="Source_20_Text"><text:span text:style-name="T1">type</text:span></text:span></text:p>
      <text:p text:style-name="List_20_Contents">the category of the current action, determines which fields may be used and how the action is interpreted</text:p>
      <text:p text:style-name="List_20_Heading"><text:span text:style-name="Source_20_Text"><text:span text:style-name="T1">name</text:span></text:span></text:p>
      <text:p text:style-name="P12">short user-readable description of the action, may be displayed in the client's interface</text:p>
      <text:p text:style-name="Text_20_body">A client can get actions in 4 forms:</text:p>
      <text:p text:style-name="List_20_Heading"><text:span text:style-name="Source_20_Text"><text:span text:style-name="T1">False</text:span></text:span></text:p>
      <text:p text:style-name="List_20_Contents">if any action dialog is currently open, close it</text:p>
      <text:p text:style-name="List_20_Heading">A <text:span text:style-name="T1">string</text:span></text:p>
      <text:p text:style-name="List_20_Contents">if a <text:a xlink:type="simple" xlink:href="https://www.odoo.com/documentation/9.0/reference/actions.html#reference-actions-client" text:style-name="Internet_20_link" text:visited-style-name="Visited_20_Internet_20_Link">client action</text:a> matches, interpret as a client action's tag, otherwise treat as a number</text:p>
      <text:p text:style-name="List_20_Heading">A <text:span text:style-name="T1">number</text:span></text:p>
      <text:p text:style-name="List_20_Contents">read the corresponding action record from the database, may be a database identifier or an <text:a xlink:type="simple" xlink:href="https://www.odoo.com/documentation/9.0/glossary.html#term-external-id" text:style-name="Internet_20_link" text:visited-style-name="Visited_20_Internet_20_Link">external id</text:a></text:p>
      <text:p text:style-name="List_20_Heading">A <text:span text:style-name="T1">dictionary</text:span></text:p>
      <text:p text:style-name="P12">treat as a client action descriptor and execute</text:p>
      <text:p text:style-name="P2"><text:s text:c="32"/><text:span text:style-name="T2"><text:s text:c="2"/>Types of Actions</text:span></text:p>
      <text:list xml:id="list1723288847554964354" text:style-name="L1">
        <text:list-item>
          <text:p text:style-name="P5"><text:a xlink:type="simple" xlink:href="https://www.odoo.com/documentation/9.0/reference/actions.html#window-actions-ir-actions-act-window" text:style-name="Internet_20_link" text:visited-style-name="Visited_20_Internet_20_Link">Window Actions (</text:a><text:a xlink:type="simple" xlink:href="https://www.odoo.com/documentation/9.0/reference/actions.html#window-actions-ir-actions-act-window" text:style-name="Internet_20_link" text:visited-style-name="Visited_20_Internet_20_Link"><text:span text:style-name="Source_20_Text">ir.actions.act_window</text:span></text:a><text:a xlink:type="simple" xlink:href="https://www.odoo.com/documentation/9.0/reference/actions.html#window-actions-ir-actions-act-window" text:style-name="Internet_20_link" text:visited-style-name="Visited_20_Internet_20_Link">)</text:a></text:p>
        </text:list-item>
        <text:list-item>
          <text:p text:style-name="P5"><text:a xlink:type="simple" xlink:href="https://www.odoo.com/documentation/9.0/reference/actions.html#url-actions-ir-actions-act-url" text:style-name="Internet_20_link" text:visited-style-name="Visited_20_Internet_20_Link">URL Actions (</text:a><text:a xlink:type="simple" xlink:href="https://www.odoo.com/documentation/9.0/reference/actions.html#url-actions-ir-actions-act-url" text:style-name="Internet_20_link" text:visited-style-name="Visited_20_Internet_20_Link"><text:span text:style-name="Source_20_Text">ir.actions.act_url</text:span></text:a><text:a xlink:type="simple" xlink:href="https://www.odoo.com/documentation/9.0/reference/actions.html#url-actions-ir-actions-act-url" text:style-name="Internet_20_link" text:visited-style-name="Visited_20_Internet_20_Link">)</text:a></text:p>
        </text:list-item>
        <text:list-item>
          <text:p text:style-name="P5"><text:a xlink:type="simple" xlink:href="https://www.odoo.com/documentation/9.0/reference/actions.html#server-actions-ir-actions-server" text:style-name="Internet_20_link" text:visited-style-name="Visited_20_Internet_20_Link">Server Actions (</text:a><text:a xlink:type="simple" xlink:href="https://www.odoo.com/documentation/9.0/reference/actions.html#server-actions-ir-actions-server" text:style-name="Internet_20_link" text:visited-style-name="Visited_20_Internet_20_Link"><text:span text:style-name="Source_20_Text">ir.actions.server</text:span></text:a><text:a xlink:type="simple" xlink:href="https://www.odoo.com/documentation/9.0/reference/actions.html#server-actions-ir-actions-server" text:style-name="Internet_20_link" text:visited-style-name="Visited_20_Internet_20_Link">)</text:a></text:p>
          <text:list>
            <text:list-item>
              <text:p text:style-name="P5"><text:a xlink:type="simple" xlink:href="https://www.odoo.com/documentation/9.0/reference/actions.html#code" text:style-name="Internet_20_link" text:visited-style-name="Visited_20_Internet_20_Link"><text:span text:style-name="Source_20_Text">code</text:span></text:a></text:p>
            </text:list-item>
            <text:list-item>
              <text:p text:style-name="P5"><text:a xlink:type="simple" xlink:href="https://www.odoo.com/documentation/9.0/reference/actions.html#object-create" text:style-name="Internet_20_link" text:visited-style-name="Visited_20_Internet_20_Link"><text:span text:style-name="Source_20_Text">object_create</text:span></text:a></text:p>
            </text:list-item>
            <text:list-item>
              <text:p text:style-name="P5"><text:a xlink:type="simple" xlink:href="https://www.odoo.com/documentation/9.0/reference/actions.html#object-write" text:style-name="Internet_20_link" text:visited-style-name="Visited_20_Internet_20_Link"><text:span text:style-name="Source_20_Text">object_write</text:span></text:a></text:p>
            </text:list-item>
            <text:list-item>
              <text:p text:style-name="P5"><text:a xlink:type="simple" xlink:href="https://www.odoo.com/documentation/9.0/reference/actions.html#multi" text:style-name="Internet_20_link" text:visited-style-name="Visited_20_Internet_20_Link"><text:span text:style-name="Source_20_Text">multi</text:span></text:a></text:p>
            </text:list-item>
            <text:list-item>
              <text:p text:style-name="P5"><text:a xlink:type="simple" xlink:href="https://www.odoo.com/documentation/9.0/reference/actions.html#trigger" text:style-name="Internet_20_link" text:visited-style-name="Visited_20_Internet_20_Link"><text:span text:style-name="Source_20_Text">trigger</text:span></text:a></text:p>
            </text:list-item>
            <text:list-item>
              <text:p text:style-name="P5"><text:a xlink:type="simple" xlink:href="https://www.odoo.com/documentation/9.0/reference/actions.html#client-action" text:style-name="Internet_20_link" text:visited-style-name="Visited_20_Internet_20_Link"><text:span text:style-name="Source_20_Text">client_action</text:span></text:a></text:p>
            </text:list-item>
            <text:list-item>
              <text:p text:style-name="P5"><text:a xlink:type="simple" xlink:href="https://www.odoo.com/documentation/9.0/reference/actions.html#evaluation-context" text:style-name="Internet_20_link" text:visited-style-name="Visited_20_Internet_20_Link">Evaluation context</text:a></text:p>
            </text:list-item>
          </text:list>
        </text:list-item>
        <text:list-item>
          <text:p text:style-name="P5"><text:a xlink:type="simple" xlink:href="https://www.odoo.com/documentation/9.0/reference/actions.html#report-actions-ir-actions-report-xml" text:style-name="Internet_20_link" text:visited-style-name="Visited_20_Internet_20_Link">Report Actions (</text:a><text:a xlink:type="simple" xlink:href="https://www.odoo.com/documentation/9.0/reference/actions.html#report-actions-ir-actions-report-xml" text:style-name="Internet_20_link" text:visited-style-name="Visited_20_Internet_20_Link"><text:span text:style-name="Source_20_Text">ir.actions.report.xml</text:span></text:a><text:a xlink:type="simple" xlink:href="https://www.odoo.com/documentation/9.0/reference/actions.html#report-actions-ir-actions-report-xml" text:style-name="Internet_20_link" text:visited-style-name="Visited_20_Internet_20_Link">)</text:a></text:p>
        </text:list-item>
        <text:list-item>
          <text:p text:style-name="P3"><text:a xlink:type="simple" xlink:href="https://www.odoo.com/documentation/9.0/reference/actions.html#client-actions-ir-actions-client" text:style-name="Internet_20_link" text:visited-style-name="Visited_20_Internet_20_Link">Client Actions (</text:a><text:a xlink:type="simple" xlink:href="https://www.odoo.com/documentation/9.0/reference/actions.html#client-actions-ir-actions-client" text:style-name="Internet_20_link" text:visited-style-name="Visited_20_Internet_20_Link"><text:span text:style-name="Source_20_Text">ir.actions.client</text:span></text:a><text:a xlink:type="simple" xlink:href="https://www.odoo.com/documentation/9.0/reference/actions.html#client-actions-ir-actions-client" text:style-name="Internet_20_link" text:visited-style-name="Visited_20_Internet_20_Link">)</text:a></text:p>
        </text:list-item>
      </text:list>
      <text:p text:style-name="Standard"/>
      <text:p text:style-name="Standard"/>
      <text:p text:style-name="Standard"/>
      <text:p text:style-name="Standard"/>
      <text:p text:style-name="Standard"/>
      <text:p text:style-name="Standard"/>
      <text:h text:style-name="P9" text:outline-level="2"><text:soft-page-break/><text:s text:c="6"/><text:span text:style-name="T2"><text:s text:c="4"/>Window Actions</text:span></text:h>
      <text:h text:style-name="P8" text:outline-level="1"><text:span text:style-name="T2">(</text:span><text:span text:style-name="Source_20_Text"><text:span text:style-name="T2">ir.actions.act_window</text:span></text:span><text:span text:style-name="T2">)</text:span></text:h>
      <text:p text:style-name="Standard">used to present visualisations of a model through <text:a xlink:type="simple" xlink:href="https://www.odoo.com/documentation/9.0/reference/views.html#reference-views" text:style-name="Internet_20_link" text:visited-style-name="Visited_20_Internet_20_Link">views</text:a>: a window action defines a set of view types (and possibly specific views) for a model (and possibly specific record of the model).</text:p>
      <text:p text:style-name="Standard"/>
      <text:p text:style-name="Standard">Its fields are:</text:p>
      <text:p text:style-name="Standard"/>
      <text:p text:style-name="List_20_Heading"><text:span text:style-name="Source_20_Text"><text:span text:style-name="T1">res_model</text:span></text:span></text:p>
      <text:p text:style-name="List_20_Contents">model to present views for</text:p>
      <text:p text:style-name="List_20_Heading"><text:span text:style-name="Source_20_Text"><text:span text:style-name="T1">views</text:span></text:span></text:p>
      <text:p text:style-name="List_20_Contents">a list of <text:span text:style-name="Source_20_Text">(view_id, view_type)</text:span> pairs. The second element of each pair is the category of the view (tree, form, graph, ...) and the first is an optional database id (or <text:span text:style-name="Source_20_Text">False</text:span>). If no id is provided, the client should fetch the default view of the specified type for the requested model (this is automatically done by <text:a xlink:type="simple" xlink:href="https://www.odoo.com/documentation/9.0/reference/orm.html#openerp.models.Model.fields_view_get" text:style-name="Internet_20_link" text:visited-style-name="Visited_20_Internet_20_Link"><text:span text:style-name="Source_20_Text">fields_view_get()</text:span></text:a>). The first type of the list is the default view type and will be open by default when the action is executed. Each view type should be present at most once in the list</text:p>
      <text:p text:style-name="List_20_Heading"><text:span text:style-name="Source_20_Text"><text:span text:style-name="T1">res_id</text:span></text:span> (optional)</text:p>
      <text:p text:style-name="List_20_Contents">if the default view is <text:span text:style-name="Source_20_Text">form</text:span>, specifies the record to load (otherwise a new record should be created)</text:p>
      <text:p text:style-name="List_20_Heading"><text:span text:style-name="Source_20_Text"><text:span text:style-name="T1">search_view_id</text:span></text:span> (optional)</text:p>
      <text:p text:style-name="List_20_Contents"><text:span text:style-name="Source_20_Text">(id, name)</text:span> pair, <text:span text:style-name="Source_20_Text">id</text:span> is the database identifier of a specific search view to load for the action. Defaults to fetching the default search view for the model</text:p>
      <text:p text:style-name="List_20_Heading"><text:span text:style-name="Source_20_Text"><text:span text:style-name="T1">target</text:span></text:span> (optional)</text:p>
      <text:p text:style-name="List_20_Contents">whether the views should be open in the main content area (<text:span text:style-name="Source_20_Text">current</text:span>) or in a dialog/popup (<text:span text:style-name="Source_20_Text">new</text:span>). Defaults to <text:span text:style-name="Source_20_Text">current</text:span>.</text:p>
      <text:p text:style-name="List_20_Heading"><text:span text:style-name="Source_20_Text"><text:span text:style-name="T1">context</text:span></text:span> (optional)</text:p>
      <text:p text:style-name="List_20_Contents">additional context data to pass to the views</text:p>
      <text:p text:style-name="List_20_Heading"><text:span text:style-name="Source_20_Text"><text:span text:style-name="T1">domain</text:span></text:span> (optional)</text:p>
      <text:p text:style-name="List_20_Contents">filtering domain to implicitly add to all view search queries</text:p>
      <text:p text:style-name="List_20_Heading"><text:span text:style-name="Source_20_Text"><text:span text:style-name="T1">limit</text:span></text:span> (optional)</text:p>
      <text:p text:style-name="List_20_Contents">number of records to display in lists by default. Defaults to 80 in the web client</text:p>
      <text:p text:style-name="List_20_Heading"><text:span text:style-name="Source_20_Text"><text:span text:style-name="T1">auto_search</text:span></text:span><text:span text:style-name="T1"> </text:span>(optional)</text:p>
      <text:p text:style-name="P12">whether a search should be performed immediately after loading the default view. Defaults to <text:span text:style-name="Source_20_Text">True</text:span></text:p>
      <text:p text:style-name="Text_20_body">In-database window actions have a few different fields which should be ignored by clients, mostly to use in composing the <text:span text:style-name="Source_20_Text">views</text:span> list:</text:p>
      <text:p text:style-name="List_20_Heading"><text:span text:style-name="Source_20_Text"><text:span text:style-name="T1">view_mode</text:span></text:span></text:p>
      <text:p text:style-name="List_20_Contents">comma-separated list of view types as a string. All of these types will be present in the generated <text:span text:style-name="Source_20_Text">views</text:span> list (with at least a <text:span text:style-name="Source_20_Text">False</text:span> view_id)</text:p>
      <text:p text:style-name="List_20_Heading"><text:span text:style-name="Source_20_Text"><text:span text:style-name="T1">view_ids</text:span></text:span></text:p>
      <text:p text:style-name="List_20_Contents">M2M<text:bookmark text:name="id1"/><text:a xlink:type="simple" xlink:href="https://www.odoo.com/documentation/9.0/reference/actions.html#notquitem2m" text:style-name="Internet_20_link" text:visited-style-name="Visited_20_Internet_20_Link">1</text:a> to view objects, defines the initial content of <text:span text:style-name="Source_20_Text">views</text:span></text:p>
      <text:p text:style-name="List_20_Heading"><text:span text:style-name="Source_20_Text"><text:span text:style-name="T1">view_id</text:span></text:span></text:p>
      <text:p text:style-name="P12">specific view added to the <text:span text:style-name="Source_20_Text">views</text:span> list in case its type is part of the <text:span text:style-name="Source_20_Text">view_mode</text:span> list and not already filled by one of the views in <text:span text:style-name="Source_20_Text">view_ids</text:span></text:p>
      <text:p text:style-name="Standard"/>
      <text:p text:style-name="Text_20_body"><text:soft-page-break/>These are mostly used when defining actions from <text:a xlink:type="simple" xlink:href="https://www.odoo.com/documentation/9.0/reference/data.html#reference-data" text:style-name="Internet_20_link" text:visited-style-name="Visited_20_Internet_20_Link">Data Files</text:a>:</text:p>
      <text:p text:style-name="Preformatted_20_Text">&lt;record model="ir.actions.act_window" id="test_action"&gt;</text:p>
      <text:p text:style-name="Preformatted_20_Text"><text:s text:c="4"/>&lt;field name="name"&gt;A Test Action&lt;/field&gt;</text:p>
      <text:p text:style-name="Preformatted_20_Text"><text:s text:c="4"/>&lt;field name="res_model"&gt;some.model&lt;/field&gt;</text:p>
      <text:p text:style-name="Preformatted_20_Text"><text:s text:c="4"/>&lt;field name="view_mode"&gt;graph&lt;/field&gt;</text:p>
      <text:p text:style-name="Preformatted_20_Text"><text:s text:c="4"/>&lt;field name="view_id" ref="my_specific_view"/&gt;</text:p>
      <text:p text:style-name="P17">&lt;/record&gt;</text:p>
      <text:h text:style-name="P11" text:outline-level="3"><text:span text:style-name="T3"/></text:h>
      <text:h text:style-name="P11" text:outline-level="3"><text:span text:style-name="T3">Report Actions (</text:span><text:span text:style-name="Source_20_Text"><text:span text:style-name="T3">ir.actions.report.xml</text:span></text:span><text:span text:style-name="T3">)</text:span></text:h>
      <text:p text:style-name="P18"><text:span text:style-name="T3"/></text:p>
      <text:p text:style-name="P6"><text:span text:style-name="T3">Triggers the printing of a report</text:span></text:p>
      <text:p text:style-name="List_20_Heading"><text:span text:style-name="Source_20_Text">name</text:span> (mandatory)</text:p>
      <text:p text:style-name="List_20_Contents">only useful as a mnemonic/description of the report when looking for one in a list of some sort</text:p>
      <text:p text:style-name="List_20_Heading"><text:span text:style-name="Source_20_Text">model</text:span> (mandatory)</text:p>
      <text:p text:style-name="List_20_Contents">the model your report will be about</text:p>
      <text:p text:style-name="List_20_Heading"><text:span text:style-name="Source_20_Text">report_type</text:span> (mandatory)</text:p>
      <text:p text:style-name="List_20_Contents">either <text:span text:style-name="Source_20_Text">qweb-pdf</text:span> for PDF reports or <text:span text:style-name="Source_20_Text">qweb-html</text:span> for HTML</text:p>
      <text:p text:style-name="List_20_Heading"><text:span text:style-name="Source_20_Text">report_name</text:span></text:p>
      <text:p text:style-name="List_20_Contents">the name of your report (which will be the name of the PDF output)</text:p>
      <text:p text:style-name="List_20_Heading"><text:span text:style-name="Source_20_Text">groups_id</text:span></text:p>
      <text:p text:style-name="List_20_Contents"><text:a xlink:type="simple" xlink:href="https://www.odoo.com/documentation/9.0/reference/orm.html#openerp.fields.Many2many" text:style-name="Internet_20_link" text:visited-style-name="Visited_20_Internet_20_Link"><text:span text:style-name="Source_20_Text">Many2many</text:span></text:a> field to the groups allowed to view/use the current report</text:p>
      <text:p text:style-name="List_20_Heading"><text:span text:style-name="Source_20_Text">paperformat_id</text:span></text:p>
      <text:p text:style-name="List_20_Contents"><text:a xlink:type="simple" xlink:href="https://www.odoo.com/documentation/9.0/reference/orm.html#openerp.fields.Many2one" text:style-name="Internet_20_link" text:visited-style-name="Visited_20_Internet_20_Link"><text:span text:style-name="Source_20_Text">Many2one</text:span></text:a> field to the paper format you wish to use for this report (if not specified, the company format will be used)</text:p>
      <text:p text:style-name="P14"><text:span text:style-name="Source_20_Text">attachment_use</text:span></text:p>
      <text:p text:style-name="P12">if set to <text:span text:style-name="Source_20_Text">True</text:span>, the report is only generated once the first time it is requested, and re-printed from the stored report afterwards instead of being re-generated every time.</text:p>
      <text:p text:style-name="P12">Can be used for reports which must only be generated once (e.g. for legal reasons)</text:p>
      <text:p text:style-name="List_20_Heading"><text:span text:style-name="Source_20_Text">attachment</text:span></text:p>
      <text:p text:style-name="P12">python expression that defines the name of the report; the record is accessible as the variable <text:span text:style-name="Source_20_Text">object</text:span></text:p>
      <text:p text:style-name="P18"><text:span text:style-name="T3"/></text:p>
      <text:p text:style-name="P18"><text:span text:style-name="T3"/></text:p>
      <text:p text:style-name="P18"><text:soft-page-break/><text:span text:style-name="T3">URL Actions (</text:span><text:span text:style-name="Source_20_Text"><text:span text:style-name="T3">ir.actions.act_url</text:span></text:span><text:span text:style-name="T3">)</text:span></text:p>
      <text:p text:style-name="Standard">Allow opening a URL (website/web page) via an Odoo action. Can be customized via two fields:</text:p>
      <text:p text:style-name="List_20_Heading"><text:span text:style-name="Source_20_Text"/></text:p>
      <text:p text:style-name="List_20_Heading"><text:span text:style-name="Source_20_Text"><text:span text:style-name="T1">url</text:span></text:span></text:p>
      <text:p text:style-name="List_20_Contents">the address to open when activating the action</text:p>
      <text:p text:style-name="List_20_Heading"><text:span text:style-name="Source_20_Text"><text:span text:style-name="T1">target</text:span></text:span></text:p>
      <text:p text:style-name="P12">opens the address in a new window/page if <text:span text:style-name="Source_20_Text"><text:span text:style-name="T1">new</text:span></text:span>, replaces the current content with the page if <text:span text:style-name="Source_20_Text"><text:span text:style-name="T1">self</text:span></text:span>. Defaults to <text:span text:style-name="Source_20_Text">new</text:span></text:p>
      <text:p text:style-name="Standard"/>
      <text:h text:style-name="Heading_20_2" text:outline-level="2"><text:span text:style-name="T4">Client Actions (</text:span><text:span text:style-name="Source_20_Text"><text:span text:style-name="T4">ir.actions.client</text:span></text:span><text:span text:style-name="T4">)</text:span></text:h>
      <text:p text:style-name="Text_20_body"><text:span text:style-name="T4">Triggers an action implemented entirely in the client.</text:span></text:p>
      <text:p text:style-name="Text_20_body"><text:span text:style-name="T4"/></text:p>
      <text:p text:style-name="List_20_Heading"><text:span text:style-name="Source_20_Text"><text:span text:style-name="T11">tag</text:span></text:span></text:p>
      <text:p text:style-name="List_20_Contents">the client-side identifier of the action, an arbitrary string which the client should know how to react to</text:p>
      <text:p text:style-name="List_20_Heading"><text:span text:style-name="Source_20_Text"><text:span text:style-name="T1">params</text:span></text:span> (optional)</text:p>
      <text:p text:style-name="P12">a Python dictionary of additional data to send to the client, alongside the client action tag</text:p>
      <text:p text:style-name="Text_20_body"><text:span text:style-name="T4"/></text:p>
      <text:p text:style-name="Preformatted_20_Text">{</text:p>
      <text:p text:style-name="Preformatted_20_Text"><text:s text:c="4"/>"type": "ir.actions.client",</text:p>
      <text:p text:style-name="Preformatted_20_Text"><text:s text:c="4"/>"tag": "pos.ui"</text:p>
      <text:p text:style-name="P16">}</text:p>
      <text:p text:style-name="Text_20_body">tells the client to start the Point of Sale interface, the server has no idea how the POS interface works.</text:p>
      <text:h text:style-name="P10" text:outline-level="2"><text:span text:style-name="T13">Server Actions (</text:span><text:span text:style-name="Source_20_Text"><text:span text:style-name="T13">ir.actions.server</text:span></text:span><text:span text:style-name="T13">)</text:span></text:h>
      <text:p text:style-name="P4">Allow triggering complex server code from any valid action location. Only two fields are relevant to clients:</text:p>
      <text:p text:style-name="List_20_Heading"><text:span text:style-name="Source_20_Text">id</text:span></text:p>
      <text:p text:style-name="List_20_Contents">the in-database identifier of the server action to run</text:p>
      <text:p text:style-name="List_20_Heading"><text:span text:style-name="Source_20_Text">context</text:span> (optional)</text:p>
      <text:p text:style-name="P12">context data to use when running the server action</text:p>
      <text:p text:style-name="Text_20_body">In-database records are significantly richer and can perform a number of specific or generic actions based on their <text:span text:style-name="Source_20_Text">state</text:span>. Some fields (and corresponding behaviors) are shared between states:</text:p>
      <text:p text:style-name="List_20_Heading"><text:soft-page-break/><text:span text:style-name="Source_20_Text">model_id</text:span></text:p>
      <text:p text:style-name="List_20_Contents">Odoo model linked to the action, made available in <text:a xlink:type="simple" xlink:href="https://www.odoo.com/documentation/9.0/reference/actions.html#reference-actions-server-context" text:style-name="Internet_20_link" text:visited-style-name="Visited_20_Internet_20_Link">evaluation contexts</text:a></text:p>
      <text:p text:style-name="List_20_Heading"><text:span text:style-name="Source_20_Text">condition</text:span> (optional)</text:p>
      <text:p text:style-name="P12">evaluated as Python code using the server action's <text:a xlink:type="simple" xlink:href="https://www.odoo.com/documentation/9.0/reference/actions.html#reference-actions-server-context" text:style-name="Internet_20_link" text:visited-style-name="Visited_20_Internet_20_Link">evaluation context</text:a>. If <text:span text:style-name="Source_20_Text">False</text:span>, prevents the action from running. Default: <text:span text:style-name="Source_20_Text">True</text:span></text:p>
      <text:p text:style-name="Text_20_body">Valid action types (<text:span text:style-name="Source_20_Text">state</text:span> field) are extensible, the default types are:</text:p>
      <text:h text:style-name="Heading_20_3" text:outline-level="3"><text:span text:style-name="Source_20_Text">code</text:span></text:h>
      <text:p text:style-name="Text_20_body">The default and most flexible server action type, executes arbitrary Python code with the action's <text:a xlink:type="simple" xlink:href="https://www.odoo.com/documentation/9.0/reference/actions.html#reference-actions-server-context" text:style-name="Internet_20_link" text:visited-style-name="Visited_20_Internet_20_Link">evaluation context</text:a>. Only uses one specific type-specific field:</text:p>
      <text:p text:style-name="List_20_Heading"><text:span text:style-name="Source_20_Text">code</text:span></text:p>
      <text:p text:style-name="P12">a piece of Python code to execute when the action is called</text:p>
      <text:p text:style-name="Preformatted_20_Text">&lt;record model="ir.actions.server" id="print_instance"&gt;</text:p>
      <text:p text:style-name="Preformatted_20_Text"><text:s text:c="4"/>&lt;field name="name"&gt;Res Partner Server Action&lt;/field&gt;</text:p>
      <text:p text:style-name="Preformatted_20_Text"><text:s text:c="4"/>&lt;field name="model_id" ref="model_res_partner"/&gt;</text:p>
      <text:p text:style-name="Preformatted_20_Text"><text:s text:c="4"/>&lt;field name="code"&gt;</text:p>
      <text:p text:style-name="Preformatted_20_Text"><text:s text:c="8"/>print self, object</text:p>
      <text:p text:style-name="Preformatted_20_Text"><text:s text:c="4"/>&lt;/field&gt;</text:p>
      <text:p text:style-name="P16">&lt;/record&gt;</text:p>
      <text:p text:style-name="Text_20_body">Note</text:p>
      <text:p text:style-name="Text_20_body">The code segment can define a variable called <text:span text:style-name="Source_20_Text">action</text:span>, which will be returned to the client as the next action to execute:</text:p>
      <text:p text:style-name="Preformatted_20_Text">&lt;record model="ir.actions.server" id="print_instance"&gt;</text:p>
      <text:p text:style-name="Preformatted_20_Text"><text:s text:c="4"/>&lt;field name="name"&gt;Res Partner Server Action&lt;/field&gt;</text:p>
      <text:p text:style-name="Preformatted_20_Text"><text:s text:c="4"/>&lt;field name="model_id" ref="model_res_partner"/&gt;</text:p>
      <text:p text:style-name="Preformatted_20_Text"><text:s text:c="4"/>&lt;field name="code"&gt;</text:p>
      <text:p text:style-name="Preformatted_20_Text"><text:s text:c="8"/>if object.some_condition():</text:p>
      <text:p text:style-name="Preformatted_20_Text"><text:s text:c="12"/>action = {</text:p>
      <text:p text:style-name="Preformatted_20_Text"><text:s text:c="16"/>"type": "ir.actions.act_window",</text:p>
      <text:p text:style-name="Preformatted_20_Text"><text:s text:c="16"/>"view_mode": "form",</text:p>
      <text:p text:style-name="Preformatted_20_Text"><text:s text:c="16"/>"res_model": object._name,</text:p>
      <text:p text:style-name="Preformatted_20_Text"><text:s text:c="16"/>"res_id": object.id,</text:p>
      <text:p text:style-name="Preformatted_20_Text"><text:s text:c="12"/>}</text:p>
      <text:p text:style-name="Preformatted_20_Text"><text:s text:c="4"/>&lt;/field&gt;</text:p>
      <text:p text:style-name="P16">&lt;/record&gt;</text:p>
      <text:p text:style-name="Text_20_body">will ask the client to open a form for the record if it fulfills some condition</text:p>
      <text:p text:style-name="Text_20_body">This tends to be the only action type created from <text:a xlink:type="simple" xlink:href="https://www.odoo.com/documentation/9.0/reference/data.html#reference-data" text:style-name="Internet_20_link" text:visited-style-name="Visited_20_Internet_20_Link">data files</text:a>, other types aside from <text:a xlink:type="simple" xlink:href="https://www.odoo.com/documentation/9.0/reference/actions.html#reference-actions-server-multi" text:style-name="Internet_20_link" text:visited-style-name="Visited_20_Internet_20_Link">multi</text:a> are simpler than Python code to define from the UI, but not from <text:a xlink:type="simple" xlink:href="https://www.odoo.com/documentation/9.0/reference/data.html#reference-data" text:style-name="Internet_20_link" text:visited-style-name="Visited_20_Internet_20_Link">data files</text:a>.</text:p>
      <text:h text:style-name="Heading_20_3" text:outline-level="3"><text:bookmark text:name="reference-actions-server-object-create"/><text:span text:style-name="Source_20_Text">object_create</text:span></text:h>
      <text:p text:style-name="Text_20_body">Creates a new record, from scratch (via <text:a xlink:type="simple" xlink:href="https://www.odoo.com/documentation/9.0/reference/orm.html#openerp.models.Model.create" text:style-name="Internet_20_link" text:visited-style-name="Visited_20_Internet_20_Link"><text:span text:style-name="Source_20_Text">create()</text:span></text:a>) or by copying an existing record (via <text:a xlink:type="simple" xlink:href="https://www.odoo.com/documentation/9.0/reference/orm.html#openerp.models.Model.copy" text:style-name="Internet_20_link" text:visited-style-name="Visited_20_Internet_20_Link"><text:span text:style-name="Source_20_Text">copy()</text:span></text:a>)</text:p>
      <text:p text:style-name="P14"><text:span text:style-name="Source_20_Text">use_create</text:span></text:p>
      <text:p text:style-name="P12">the creation policy, one of:</text:p>
      <text:p text:style-name="P15"><text:soft-page-break/><text:span text:style-name="Source_20_Text">new</text:span></text:p>
      <text:p text:style-name="P13">creates a record in the model specified by <text:span text:style-name="Source_20_Text">model_id</text:span></text:p>
      <text:p text:style-name="P15"><text:span text:style-name="Source_20_Text">new_other</text:span></text:p>
      <text:p text:style-name="P13">creates a record in the model specified by <text:span text:style-name="Source_20_Text">crud_model_id</text:span></text:p>
      <text:p text:style-name="P15"><text:span text:style-name="Source_20_Text">copy_current</text:span></text:p>
      <text:p text:style-name="P13">copies the record on which the action was invoked</text:p>
      <text:p text:style-name="P15"><text:span text:style-name="Source_20_Text">copy_other</text:span></text:p>
      <text:p text:style-name="P13">copies an other record, obtained via <text:span text:style-name="Source_20_Text">ref_object</text:span></text:p>
      <text:p text:style-name="P14"><text:span text:style-name="Source_20_Text">fields_lines</text:span></text:p>
      <text:p text:style-name="P12">fields to override when creating or copying the record. <text:a xlink:type="simple" xlink:href="https://www.odoo.com/documentation/9.0/reference/orm.html#openerp.fields.One2many" text:style-name="Internet_20_link" text:visited-style-name="Visited_20_Internet_20_Link"><text:span text:style-name="Source_20_Text">One2many</text:span></text:a> with the fields:</text:p>
      <text:p text:style-name="P15"><text:span text:style-name="Source_20_Text">col1</text:span></text:p>
      <text:p text:style-name="P13"><text:span text:style-name="Source_20_Text">ir.model.fields</text:span> to set in the model implied by <text:span text:style-name="Source_20_Text">use_create</text:span></text:p>
      <text:p text:style-name="P15"><text:span text:style-name="Source_20_Text">value</text:span></text:p>
      <text:p text:style-name="P13">value for the field, interpreted via <text:span text:style-name="Source_20_Text">type</text:span></text:p>
      <text:p text:style-name="P15"><text:span text:style-name="Source_20_Text">type</text:span></text:p>
      <text:p text:style-name="P13">If <text:span text:style-name="Source_20_Text">value</text:span>, the <text:span text:style-name="Source_20_Text">value</text:span> field is interpreted as a literal value (possibly converted), if <text:span text:style-name="Source_20_Text">equation</text:span> the <text:span text:style-name="Source_20_Text">value</text:span> field is interpreted as a Python expression and evaluated</text:p>
      <text:p text:style-name="List_20_Heading"><text:span text:style-name="Source_20_Text">crud_model_id</text:span></text:p>
      <text:p text:style-name="List_20_Contents">model in which to create a new record, if <text:span text:style-name="Source_20_Text">use_create</text:span> is set to <text:span text:style-name="Source_20_Text">new_other</text:span></text:p>
      <text:p text:style-name="List_20_Heading"><text:span text:style-name="Source_20_Text">ref_object</text:span></text:p>
      <text:p text:style-name="List_20_Contents"><text:a xlink:type="simple" xlink:href="https://www.odoo.com/documentation/9.0/reference/orm.html#openerp.fields.Reference" text:style-name="Internet_20_link" text:visited-style-name="Visited_20_Internet_20_Link"><text:span text:style-name="Source_20_Text">Reference</text:span></text:a> to an arbitrary record to copy, used if <text:span text:style-name="Source_20_Text">use_create</text:span> is set to <text:span text:style-name="Source_20_Text">copy_other</text:span></text:p>
      <text:p text:style-name="List_20_Heading"><text:span text:style-name="Source_20_Text">link_new_record</text:span></text:p>
      <text:p text:style-name="List_20_Contents">boolean flag linking the newly created record to the current one via a many2one field specified through <text:span text:style-name="Source_20_Text">link_field_id</text:span>, defaults to <text:span text:style-name="Source_20_Text">False</text:span></text:p>
      <text:p text:style-name="List_20_Heading"><text:span text:style-name="Source_20_Text">link_field_id</text:span></text:p>
      <text:p text:style-name="P12">many2one to <text:span text:style-name="Source_20_Text">ir.model.fields</text:span>, specifies the current record's m2o field on which the newly created record should be set (models should match)</text:p>
      <text:h text:style-name="Heading_20_3" text:outline-level="3"><text:span text:style-name="Source_20_Text">object_write</text:span></text:h>
      <text:p text:style-name="Text_20_body">Similar to <text:a xlink:type="simple" xlink:href="https://www.odoo.com/documentation/9.0/reference/actions.html#reference-actions-server-object-create" text:style-name="Internet_20_link" text:visited-style-name="Visited_20_Internet_20_Link">object_create</text:a> but alters an existing records instead of creating one</text:p>
      <text:p text:style-name="P14"><text:span text:style-name="Source_20_Text">use_write</text:span></text:p>
      <text:p text:style-name="P12">write policy, one of:</text:p>
      <text:p text:style-name="P15"><text:span text:style-name="Source_20_Text">current</text:span></text:p>
      <text:p text:style-name="P13">write to the current record</text:p>
      <text:p text:style-name="P15"><text:span text:style-name="Source_20_Text">other</text:span></text:p>
      <text:p text:style-name="P13">write to an other record selected via <text:span text:style-name="Source_20_Text">crud_model_id</text:span> and <text:span text:style-name="Source_20_Text">ref_object</text:span></text:p>
      <text:p text:style-name="P15"><text:span text:style-name="Source_20_Text">expression</text:span></text:p>
      <text:p text:style-name="P13">write to an other record whose model is selected via <text:span text:style-name="Source_20_Text">crud_model_id</text:span> and whose id is selected by evaluating <text:span text:style-name="Source_20_Text">write_expression</text:span></text:p>
      <text:p text:style-name="List_20_Heading"><text:span text:style-name="Source_20_Text">write_expression</text:span></text:p>
      <text:p text:style-name="List_20_Contents">Python expression returning a record or an object id, used when <text:span text:style-name="Source_20_Text">use_write</text:span> is set to <text:span text:style-name="Source_20_Text">expression</text:span> in order to decide which record should be modified</text:p>
      <text:p text:style-name="List_20_Heading"><text:span text:style-name="Source_20_Text">fields_lines</text:span></text:p>
      <text:p text:style-name="List_20_Contents">see <text:a xlink:type="simple" xlink:href="https://www.odoo.com/documentation/9.0/reference/actions.html#reference-actions-server-object-create" text:style-name="Internet_20_link" text:visited-style-name="Visited_20_Internet_20_Link">object_create</text:a></text:p>
      <text:p text:style-name="List_20_Heading"><text:span text:style-name="Source_20_Text">crud_model_id</text:span></text:p>
      <text:p text:style-name="List_20_Contents"><text:soft-page-break/>see <text:a xlink:type="simple" xlink:href="https://www.odoo.com/documentation/9.0/reference/actions.html#reference-actions-server-object-create" text:style-name="Internet_20_link" text:visited-style-name="Visited_20_Internet_20_Link">object_create</text:a></text:p>
      <text:p text:style-name="List_20_Heading"><text:span text:style-name="Source_20_Text">ref_object</text:span></text:p>
      <text:p text:style-name="P12">see <text:a xlink:type="simple" xlink:href="https://www.odoo.com/documentation/9.0/reference/actions.html#reference-actions-server-object-create" text:style-name="Internet_20_link" text:visited-style-name="Visited_20_Internet_20_Link">object_create</text:a></text:p>
      <text:h text:style-name="Heading_20_3" text:outline-level="3"><text:bookmark text:name="reference-actions-server-multi"/><text:span text:style-name="Source_20_Text">multi</text:span></text:h>
      <text:p text:style-name="Text_20_body">Executes multiple actions one after the other. Actions to execute are defined via the <text:span text:style-name="Source_20_Text">child_ids</text:span> m2m. If sub-actions themselves return actions, the last one will be returned to the client as the multi's own next action</text:p>
      <text:h text:style-name="Heading_20_3" text:outline-level="3"><text:span text:style-name="Source_20_Text">trigger</text:span></text:h>
      <text:p text:style-name="Text_20_body">Sends a signal to a workflow.</text:p>
      <text:p text:style-name="List_20_Heading"><text:span text:style-name="Source_20_Text">wkf_transition_id</text:span></text:p>
      <text:p text:style-name="List_20_Contents"><text:a xlink:type="simple" xlink:href="https://www.odoo.com/documentation/9.0/reference/orm.html#openerp.fields.Many2one" text:style-name="Internet_20_link" text:visited-style-name="Visited_20_Internet_20_Link"><text:span text:style-name="Source_20_Text">Many2one</text:span></text:a> to a <text:span text:style-name="Source_20_Text">workflow.transition</text:span> to trigger</text:p>
      <text:p text:style-name="List_20_Heading"><text:span text:style-name="Source_20_Text">use_relational_model</text:span></text:p>
      <text:p text:style-name="P12">if <text:span text:style-name="Source_20_Text">base</text:span> (the default), trigger the signal on behalf of the current record. If <text:span text:style-name="Source_20_Text">relational</text:span>, trigger the signal on behalf of a field of the current record selected through <text:span text:style-name="Source_20_Text">wkf_model_id</text:span> and <text:span text:style-name="Source_20_Text">wkf_field_id</text:span></text:p>
      <text:h text:style-name="Heading_20_3" text:outline-level="3"><text:span text:style-name="Source_20_Text">client_action</text:span></text:h>
      <text:p text:style-name="Text_20_body">Indirection for directly returning an other action defined using <text:span text:style-name="Source_20_Text">action_id</text:span>. Simply returns that action to the client for execution.</text:p>
      <text:h text:style-name="Heading_20_3" text:outline-level="3"><text:bookmark text:name="reference-actions-server-context"/>Evaluation context</text:h>
      <text:p text:style-name="Text_20_body">A number of keys are available in the evaluation context of or surrounding server actions:</text:p>
      <text:p text:style-name="List_20_Heading"><text:span text:style-name="Source_20_Text">self</text:span></text:p>
      <text:p text:style-name="List_20_Contents">the model object linked to the action via <text:span text:style-name="Source_20_Text">model_id</text:span></text:p>
      <text:p text:style-name="List_20_Heading"><text:span text:style-name="Source_20_Text">object</text:span>, <text:span text:style-name="Source_20_Text">obj</text:span></text:p>
      <text:p text:style-name="List_20_Contents">only available if <text:span text:style-name="Source_20_Text">active_model</text:span> and <text:span text:style-name="Source_20_Text">active_id</text:span> are provided (via context) otherwise <text:span text:style-name="Source_20_Text">None</text:span>. The actual record selected by <text:span text:style-name="Source_20_Text">active_id</text:span></text:p>
      <text:p text:style-name="List_20_Heading"><text:span text:style-name="Source_20_Text">pool</text:span></text:p>
      <text:p text:style-name="List_20_Contents">the current database registry</text:p>
      <text:p text:style-name="List_20_Heading"><text:span text:style-name="Source_20_Text">datetime</text:span>, <text:span text:style-name="Source_20_Text">dateutil</text:span>, <text:span text:style-name="Source_20_Text">time</text:span></text:p>
      <text:p text:style-name="List_20_Contents">corresponding Python modules</text:p>
      <text:p text:style-name="List_20_Heading"><text:span text:style-name="Source_20_Text">cr</text:span></text:p>
      <text:p text:style-name="List_20_Contents">the current cursor</text:p>
      <text:p text:style-name="List_20_Heading"><text:span text:style-name="Source_20_Text">user</text:span></text:p>
      <text:p text:style-name="List_20_Contents">the current user record</text:p>
      <text:p text:style-name="List_20_Heading"><text:span text:style-name="Source_20_Text">context</text:span></text:p>
      <text:p text:style-name="List_20_Contents">execution context</text:p>
      <text:p text:style-name="List_20_Heading"><text:span text:style-name="Source_20_Text">Warning</text:span></text:p>
      <text:p text:style-name="P12">constructor for the <text:span text:style-name="Source_20_Text">Warning</text:span> excep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5.842cm" fo:text-indent="-0.762cm" fo:margin-left="5.842cm"/>
        </style:list-level-properties>
      </text:outline-level-style>
      <text:outline-level-style text:level="2" style:num-format="">
        <style:list-level-properties text:list-level-position-and-space-mode="label-alignment">
          <style:list-level-label-alignment text:label-followed-by="listtab" text:list-tab-stop-position="6.096cm" fo:text-indent="-1.016cm" fo:margin-left="6.096cm"/>
        </style:list-level-properties>
      </text:outline-level-style>
      <text:outline-level-style text:level="3" style:num-format="">
        <style:list-level-properties text:list-level-position-and-space-mode="label-alignment">
          <style:list-level-label-alignment text:label-followed-by="listtab" text:list-tab-stop-position="6.35cm" fo:text-indent="-1.27cm" fo:margin-left="6.35cm"/>
        </style:list-level-properties>
      </text:outline-level-style>
      <text:outline-level-style text:level="4" style:num-format="">
        <style:list-level-properties text:list-level-position-and-space-mode="label-alignment">
          <style:list-level-label-alignment text:label-followed-by="listtab" text:list-tab-stop-position="6.604cm" fo:text-indent="-1.524cm" fo:margin-left="6.604cm"/>
        </style:list-level-properties>
      </text:outline-level-style>
      <text:outline-level-style text:level="5" style:num-format="">
        <style:list-level-properties text:list-level-position-and-space-mode="label-alignment">
          <style:list-level-label-alignment text:label-followed-by="listtab" text:list-tab-stop-position="6.858cm" fo:text-indent="-1.778cm" fo:margin-left="6.858cm"/>
        </style:list-level-properties>
      </text:outline-level-style>
      <text:outline-level-style text:level="6" style:num-format="">
        <style:list-level-properties text:list-level-position-and-space-mode="label-alignment">
          <style:list-level-label-alignment text:label-followed-by="listtab" text:list-tab-stop-position="7.112cm" fo:text-indent="-2.032cm" fo:margin-left="7.112cm"/>
        </style:list-level-properties>
      </text:outline-level-style>
      <text:outline-level-style text:level="7" style:num-format="">
        <style:list-level-properties text:list-level-position-and-space-mode="label-alignment">
          <style:list-level-label-alignment text:label-followed-by="listtab" text:list-tab-stop-position="7.366cm" fo:text-indent="-2.286cm" fo:margin-left="7.366cm"/>
        </style:list-level-properties>
      </text:outline-level-style>
      <text:outline-level-style text:level="8" style:num-format="">
        <style:list-level-properties text:list-level-position-and-space-mode="label-alignment">
          <style:list-level-label-alignment text:label-followed-by="listtab" text:list-tab-stop-position="7.62cm" fo:text-indent="-2.54cm" fo:margin-left="7.62cm"/>
        </style:list-level-properties>
      </text:outline-level-style>
      <text:outline-level-style text:level="9" style:num-format="">
        <style:list-level-properties text:list-level-position-and-space-mode="label-alignment">
          <style:list-level-label-alignment text:label-followed-by="listtab" text:list-tab-stop-position="7.874cm" fo:text-indent="-2.794cm" fo:margin-left="7.874cm"/>
        </style:list-level-properties>
      </text:outline-level-style>
      <text:outline-level-style text:level="10" style:num-format="">
        <style:list-level-properties text:list-level-position-and-space-mode="label-alignment">
          <style:list-level-label-alignment text:label-followed-by="listtab" text:list-tab-stop-position="8.128cm" fo:text-indent="-3.048cm" fo:margin-left="8.12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3T12:20:19.978607944</meta:creation-date>
    <dc:date>2015-12-23T12:49:25.127270899</dc:date>
    <meta:editing-duration>PT28M55S</meta:editing-duration>
    <meta:editing-cycles>20</meta:editing-cycles>
    <meta:generator>LibreOffice/5.0.2.2$Linux_x86 LibreOffice_project/00m0$Build-2</meta:generator>
    <meta:document-statistic meta:table-count="0" meta:image-count="0" meta:object-count="0" meta:page-count="7" meta:paragraph-count="216" meta:word-count="1570" meta:character-count="10240" meta:non-whitespace-character-count="8694"/>
  </office:meta>
</office:document-meta>
</file>